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SV" officeooo:rsid="000ce989" officeooo:paragraph-rsid="000ce989"/>
    </style:style>
    <style:style style:name="P2" style:family="paragraph" style:parent-style-name="Standard">
      <style:text-properties fo:language="es" fo:country="SV" officeooo:rsid="000b75aa" officeooo:paragraph-rsid="000b75aa"/>
    </style:style>
    <style:style style:name="P3" style:family="paragraph" style:parent-style-name="Standard">
      <style:paragraph-properties fo:text-align="justify" style:justify-single-word="false"/>
      <style:text-properties fo:language="es" fo:country="SV" officeooo:rsid="000b75aa" officeooo:paragraph-rsid="000b75aa"/>
    </style:style>
    <style:style style:name="P4" style:family="paragraph" style:parent-style-name="Standard">
      <style:paragraph-properties fo:text-align="justify" style:justify-single-word="false"/>
      <style:text-properties fo:language="es" fo:country="SV" officeooo:paragraph-rsid="000e2874"/>
    </style:style>
    <style:style style:name="P5" style:family="paragraph" style:parent-style-name="Standard">
      <style:paragraph-properties fo:text-align="justify" style:justify-single-word="false"/>
      <style:text-properties fo:language="es" fo:country="SV" officeooo:paragraph-rsid="001052d4"/>
    </style:style>
    <style:style style:name="P6" style:family="paragraph" style:parent-style-name="Standard">
      <style:paragraph-properties fo:text-align="justify" style:justify-single-word="false"/>
      <style:text-properties fo:language="es" fo:country="SV" officeooo:rsid="0012a848" officeooo:paragraph-rsid="0012a848"/>
    </style:style>
    <style:style style:name="P7" style:family="paragraph" style:parent-style-name="Standard">
      <style:paragraph-properties fo:text-align="justify" style:justify-single-word="false"/>
      <style:text-properties fo:language="es" fo:country="SV" officeooo:rsid="0014490e" officeooo:paragraph-rsid="0014490e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paragraph-rsid="000e287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paragraph-rsid="001052d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rsid="0012a848" officeooo:paragraph-rsid="0012a84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language="es" fo:country="SV" officeooo:paragraph-rsid="001b06d2"/>
    </style:style>
    <style:style style:name="T1" style:family="text">
      <style:text-properties style:font-name="Times New Roman" fo:font-size="12pt" fo:letter-spacing="0.0272in" style:font-size-asian="12pt" style:font-size-complex="12pt"/>
    </style:style>
    <style:style style:name="T2" style:family="text">
      <style:text-properties style:font-name="Times New Roman" fo:font-size="12pt" fo:letter-spacing="0.0283in" style:font-size-asian="12pt" style:font-size-complex="12pt"/>
    </style:style>
    <style:style style:name="T3" style:family="text">
      <style:text-properties style:font-name="Times New Roman" fo:font-size="12pt" fo:letter-spacing="0.0299in" style:font-size-asian="12pt" style:font-size-complex="12pt"/>
    </style:style>
    <style:style style:name="T4" style:family="text">
      <style:text-properties style:font-name="Times New Roman" fo:font-size="12pt" fo:letter-spacing="0.0457in" style:font-size-asian="12pt" style:font-size-complex="12pt"/>
    </style:style>
    <style:style style:name="T5" style:family="text">
      <style:text-properties style:font-name="Times New Roman" fo:font-size="12pt" fo:letter-spacing="0.0165in" style:font-size-asian="12pt" style:font-size-complex="12pt"/>
    </style:style>
    <style:style style:name="T6" style:family="text">
      <style:text-properties style:font-name="Times New Roman" fo:font-size="12pt" fo:letter-spacing="0.0201in" style:font-size-asian="12pt" style:font-size-complex="12pt"/>
    </style:style>
    <style:style style:name="T7" style:family="text">
      <style:text-properties style:font-name="Times New Roman" fo:font-size="12pt" fo:letter-spacing="0.0173in" style:font-size-asian="12pt" style:font-size-complex="12pt"/>
    </style:style>
    <style:style style:name="T8" style:family="text">
      <style:text-properties style:font-name="Times New Roman" fo:font-size="12pt" fo:letter-spacing="0.0346in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letter-spacing="0.0181in" style:font-size-asian="12pt" style:font-size-complex="12pt"/>
    </style:style>
    <style:style style:name="T11" style:family="text">
      <style:text-properties style:font-name="Times New Roman" fo:font-size="12pt" fo:letter-spacing="-0.0161in" style:font-size-asian="12pt" style:font-size-complex="12pt"/>
    </style:style>
    <style:style style:name="T12" style:family="text">
      <style:text-properties style:font-name="Times New Roman" fo:font-size="12pt" fo:letter-spacing="0.0209in" style:font-size-asian="12pt" style:font-size-complex="12pt"/>
    </style:style>
    <style:style style:name="T13" style:family="text">
      <style:text-properties style:font-name="Times New Roman" fo:font-size="12pt" fo:letter-spacing="0.0138in" style:font-size-asian="12pt" style:font-size-complex="12pt"/>
    </style:style>
    <style:style style:name="T14" style:family="text">
      <style:text-properties style:font-name="Times New Roman" fo:font-size="12pt" fo:letter-spacing="0.0429in" style:font-size-asian="12pt" style:font-size-complex="12pt"/>
    </style:style>
    <style:style style:name="T15" style:family="text">
      <style:text-properties style:font-name="Times New Roman" fo:font-size="12pt" fo:letter-spacing="0.0484in" style:font-size-asian="12pt" style:font-size-complex="12pt"/>
    </style:style>
    <style:style style:name="T16" style:family="text">
      <style:text-properties style:font-name="Times New Roman" fo:font-size="9pt" style:font-size-asian="12pt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ce989"/>
    </style:style>
    <style:style style:name="T19" style:family="text">
      <style:text-properties style:text-position="super 58%"/>
    </style:style>
    <style:style style:name="T20" style:family="text">
      <style:text-properties style:text-position="super 58%" style:font-name="Liberation Serif" fo:font-size="12pt" style:font-size-asian="12pt" style:font-size-complex="12pt"/>
    </style:style>
    <style:style style:name="T21" style:family="text">
      <style:text-properties style:text-position="super 58%" style:font-name="Liberation Serif1" fo:font-size="12pt" officeooo:rsid="0015fe6a" style:font-size-asian="12pt" style:font-size-complex="12pt"/>
    </style:style>
    <style:style style:name="T22" style:family="text">
      <style:text-properties style:text-position="super 58%" fo:font-size="12pt" style:font-size-asian="12pt" style:font-size-complex="12pt"/>
    </style:style>
    <style:style style:name="T23" style:family="text">
      <style:text-properties style:text-position="super 58%" style:font-name="Product Sans" fo:font-size="12pt" style:font-size-asian="12pt" style:font-size-complex="12pt"/>
    </style:style>
    <style:style style:name="T24" style:family="text">
      <style:text-properties style:text-position="super 58%" style:font-name="Liberation Serif" fo:font-size="12pt" style:font-size-asian="12pt" style:font-size-complex="12pt"/>
    </style:style>
    <style:style style:name="T25" style:family="text">
      <style:text-properties officeooo:rsid="000e2874"/>
    </style:style>
    <style:style style:name="T26" style:family="text">
      <style:text-properties style:font-name="Liberation Serif" fo:font-size="12pt" fo:letter-spacing="0.0244in" style:font-size-asian="12pt" style:font-size-complex="12pt"/>
    </style:style>
    <style:style style:name="T27" style:family="text">
      <style:text-properties style:font-name="Liberation Serif" fo:font-size="12pt" fo:letter-spacing="0.0457in" style:font-size-asian="12pt" style:font-size-complex="12pt"/>
    </style:style>
    <style:style style:name="T28" style:family="text">
      <style:text-properties style:font-name="Liberation Serif" fo:font-size="12pt" fo:letter-spacing="0.0165in" style:font-size-asian="12pt" style:font-size-complex="12pt"/>
    </style:style>
    <style:style style:name="T29" style:family="text">
      <style:text-properties style:font-name="Liberation Serif" fo:font-size="12pt" fo:letter-spacing="0.0146in" style:font-size-asian="12pt" style:font-size-complex="12pt"/>
    </style:style>
    <style:style style:name="T30" style:family="text">
      <style:text-properties style:font-name="Liberation Serif" fo:font-size="12pt" fo:letter-spacing="0.0161in" style:font-size-asian="12pt" style:font-size-complex="12pt"/>
    </style:style>
    <style:style style:name="T31" style:family="text">
      <style:text-properties style:font-name="Liberation Serif" fo:font-size="12pt" fo:letter-spacing="0.0201in" style:font-size-asian="12pt" style:font-size-complex="12pt"/>
    </style:style>
    <style:style style:name="T32" style:family="text">
      <style:text-properties style:font-name="Liberation Serif" fo:font-size="12pt" fo:letter-spacing="0.0319in" style:font-size-asian="12pt" style:font-size-complex="12pt"/>
    </style:style>
    <style:style style:name="T33" style:family="text">
      <style:text-properties style:font-name="Liberation Serif" fo:font-size="12pt" fo:letter-spacing="0.0236in" style:font-size-asian="12pt" style:font-size-complex="12pt"/>
    </style:style>
    <style:style style:name="T34" style:family="text">
      <style:text-properties style:font-name="Liberation Serif" fo:font-size="12pt" fo:letter-spacing="0.0173in" style:font-size-asian="12pt" style:font-size-complex="12pt"/>
    </style:style>
    <style:style style:name="T35" style:family="text">
      <style:text-properties style:font-name="Liberation Serif" fo:font-size="12pt" fo:letter-spacing="0.0409in" style:font-size-asian="12pt" style:font-size-complex="12pt"/>
    </style:style>
    <style:style style:name="T36" style:family="text">
      <style:text-properties style:font-name="Liberation Serif" fo:font-size="12pt" fo:letter-spacing="0.0346in" style:font-size-asian="12pt" style:font-size-complex="12pt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1052d4" style:font-size-asian="12pt" style:font-size-complex="12pt"/>
    </style:style>
    <style:style style:name="T39" style:family="text">
      <style:text-properties style:font-name="Liberation Serif" fo:font-size="12pt" fo:font-style="italic" style:font-size-asian="12pt" style:font-size-complex="12pt"/>
    </style:style>
    <style:style style:name="T40" style:family="text">
      <style:text-properties style:text-position="sub 58%" style:font-name="Liberation Serif" fo:font-size="12pt" style:font-size-asian="12pt" style:font-size-complex="12pt"/>
    </style:style>
    <style:style style:name="T41" style:family="text">
      <style:text-properties style:font-name="Liberation Serif1" fo:font-size="12pt" style:font-size-asian="12pt" style:font-size-complex="12pt"/>
    </style:style>
    <style:style style:name="T42" style:family="text">
      <style:text-properties style:font-name="Liberation Serif1" fo:font-size="12pt" officeooo:rsid="0015b883" style:font-size-asian="12pt" style:font-size-complex="12pt"/>
    </style:style>
    <style:style style:name="T43" style:family="text">
      <style:text-properties style:font-name="Liberation Serif1" fo:font-size="12pt" officeooo:rsid="0015fe6a" style:font-size-asian="12pt" style:font-size-complex="12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font-style="italic" style:font-size-asian="12pt" style:font-style-asian="italic" style:font-size-complex="12pt" style:font-style-complex="italic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fo:letter-spacing="0.0173in" style:font-size-asian="12pt" style:font-size-complex="12pt"/>
    </style:style>
    <style:style style:name="T48" style:family="text">
      <style:text-properties style:font-name="Liberation Serif" fo:font-size="12pt" fo:letter-spacing="0.0299in" style:font-size-asian="12pt" style:font-size-complex="12pt"/>
    </style:style>
    <style:style style:name="T49" style:family="text">
      <style:text-properties style:font-name="Liberation Serif" fo:font-size="12pt" fo:letter-spacing="0.0201in" style:font-size-asian="12pt" style:font-size-complex="12pt"/>
    </style:style>
    <style:style style:name="T50" style:family="text">
      <style:text-properties style:font-name="Liberation Serif" fo:font-size="12pt" fo:letter-spacing="0.0283in" style:font-size-asian="12pt" style:font-size-complex="12pt"/>
    </style:style>
    <style:style style:name="T51" style:family="text">
      <style:text-properties style:font-name="Liberation Serif" fo:font-size="12pt" fo:letter-spacing="0.0181in" style:font-size-asian="12pt" style:font-size-complex="12pt"/>
    </style:style>
    <style:style style:name="T52" style:family="text">
      <style:text-properties style:font-name="Liberation Serif" fo:font-size="12pt" fo:letter-spacing="-0.0161in" style:font-size-asian="12pt" style:font-size-complex="12pt"/>
    </style:style>
    <style:style style:name="T53" style:family="text">
      <style:text-properties style:font-name="Liberation Serif" fo:font-size="12pt" fo:letter-spacing="0.0165in" style:font-size-asian="12pt" style:font-size-complex="12pt"/>
    </style:style>
    <style:style style:name="T54" style:family="text">
      <style:text-properties style:font-name="Liberation Serif" fo:font-size="12pt" fo:letter-spacing="0.0209in" style:font-size-asian="12pt" style:font-size-complex="12pt"/>
    </style:style>
    <style:style style:name="T55" style:family="text">
      <style:text-properties style:font-name="Liberation Serif" fo:font-size="12pt" fo:letter-spacing="0.0138in" style:font-size-asian="12pt" style:font-size-complex="12pt"/>
    </style:style>
    <style:style style:name="T56" style:family="text">
      <style:text-properties style:font-name="Liberation Serif" fo:font-size="12pt" fo:letter-spacing="0.0429in" style:font-size-asian="12pt" style:font-size-complex="12pt"/>
    </style:style>
    <style:style style:name="T57" style:family="text">
      <style:text-properties style:font-name="Liberation Serif" fo:font-size="12pt" fo:letter-spacing="0.0484in" style:font-size-asian="12pt" style:font-size-complex="12pt"/>
    </style:style>
    <style:style style:name="T58" style:family="text">
      <style:text-properties style:font-name="Liberation Serif" fo:font-size="12pt" fo:letter-spacing="0.0346in" style:font-size-asian="12pt" style:font-size-complex="12pt"/>
    </style:style>
    <style:style style:name="T59" style:family="text">
      <style:text-properties style:font-name="Liberation Serif" fo:font-size="12pt" fo:letter-spacing="0.0457in" style:font-size-asian="12pt" style:font-size-complex="12pt"/>
    </style:style>
    <style:style style:name="T60" style:family="text">
      <style:text-properties style:font-name="Liberation Serif" fo:font-size="12pt" fo:letter-spacing="0.0272in" style:font-size-asian="12pt" style:font-size-complex="12pt"/>
    </style:style>
    <style:style style:name="T6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Product Sans" fo:font-size="12pt" style:font-size-asian="12pt" style:font-size-complex="12pt"/>
    </style:style>
    <style:style style:name="T63" style:family="text">
      <style:text-properties style:font-name="Product Sans" fo:font-size="12pt" fo:font-style="italic" style:font-size-asian="12pt" style:font-style-asian="italic" style:font-size-complex="12pt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CIONES MANUALES DE EJERCICIOS DE MÉTODOS NUMÉRICOS</text:p>
      <text:p text:style-name="P2"/>
      <text:p text:style-name="P2"/>
      <text:p text:style-name="P3"><text:span text:style-name="T18">1) </text:span><text:span text:style-name="T37">Si </text:span><text:span text:style-name="T37"><draw:frame draw:style-name="fr1" draw:name="Objeto1" text:anchor-type="as-char" svg:y="-0.172in" svg:width="1.687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7">, obtenga el valor de </text:span><text:span text:style-name="T37"><draw:frame draw:style-name="fr1" draw:name="Objeto2" text:anchor-type="as-char" svg:y="-0.1484in" svg:width="0.6272in" svg:height="0.19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7">, <text:s/>de tal manera que h(x)= 20.820156997794982, empleando el <text:s/>método de la Secante con una exactitud de 10</text:span><text:span text:style-name="T20">-12 </text:span><text:span text:style-name="T37">y además empleando el comando </text:span><text:span text:style-name="T61">fzero</text:span><text:span text:style-name="T37">. EMPLEE QUINCE DECIMALES.</text:span></text:p>
      <text:p text:style-name="P2"/>
      <text:p text:style-name="P2"><draw:frame draw:style-name="fr1" draw:name="Objeto3" text:anchor-type="as-char" svg:y="-0.8772in" svg:width="3.3701in" svg:height="1.694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4"><text:span text:style-name="T25">2) </text:span><text:span text:style-name="T37">Emplee</text:span><text:span text:style-name="T26"> </text:span><text:span text:style-name="T37">el método de Iteración de Punto fijo</text:span><text:span text:style-name="T27"> </text:span><text:span text:style-name="T37">para obtener</text:span><text:span text:style-name="T28"> </text:span><text:span text:style-name="T37">una aproximación</text:span><text:span text:style-name="T29"> </text:span><text:span text:style-name="T37">al valor</text:span><text:span text:style-name="T30"> </text:span><text:span text:style-name="T37">de</text:span><text:span text:style-name="T31"> </text:span><text:span text:style-name="T37">log</text:span><text:span text:style-name="T40">12</text:span><text:span text:style-name="T37">(5/3) +</text:span><text:span text:style-name="T32"> </text:span><text:span text:style-name="T37">0.25, con una</text:span><text:span text:style-name="T33"> </text:span><text:span text:style-name="T37">exactitud de 10</text:span><text:span text:style-name="T20">-12</text:span><text:span text:style-name="T37">, además emplee</text:span><text:span text:style-name="T31"> </text:span><text:span text:style-name="T37">el</text:span><text:span text:style-name="T34"> </text:span><text:span text:style-name="T37">comando </text:span><text:span text:style-name="T39">fzero </text:span><text:span text:style-name="T37">para</text:span><text:span text:style-name="T35"> </text:span><text:span text:style-name="T37">obtener</text:span><text:span text:style-name="T34"> </text:span><text:span text:style-name="T37">el</text:span><text:span text:style-name="T34"> </text:span><text:span text:style-name="T37">resultado.</text:span><text:span text:style-name="T36"> </text:span><text:span text:style-name="T37">EMPLEE QUINCE DECIMALES.</text:span></text:p>
      <text:p text:style-name="P8"/>
      <text:p text:style-name="P8"/>
      <text:p text:style-name="P8"/>
      <text:p text:style-name="P8"/>
      <text:p text:style-name="P5"><text:span text:style-name="T38">3) </text:span><text:span text:style-name="T37">La suma de dos números</text:span><text:span text:style-name="T34"> </text:span><text:span text:style-name="T37">da como</text:span><text:span text:style-name="T48"> </text:span><text:span text:style-name="T37">resultado</text:span><text:span text:style-name="T34"> </text:span><text:span text:style-name="T37">13.6. Si cada uno se aumenta en su raíz</text:span><text:span text:style-name="T31"> </text:span><text:span text:style-name="T37">cúbica, el</text:span><text:span text:style-name="T50"> </text:span><text:span text:style-name="T37">resultado del producto de las dos sumas</text:span><text:span text:style-name="T31"> </text:span><text:span text:style-name="T37">es igual a 72.910915731844.</text:span><text:span text:style-name="T51"> </text:span><text:span text:style-name="T37">Determine</text:span><text:span text:style-name="T52"> </text:span><text:span text:style-name="T37">los dos números</text:span><text:span text:style-name="T28"> </text:span><text:span text:style-name="T37">con</text:span><text:span text:style-name="T54"> </text:span><text:span text:style-name="T37">una</text:span><text:span text:style-name="T55"> </text:span><text:span text:style-name="T37">exactitud de 10-12, empleando</text:span><text:span text:style-name="T56"> </text:span><text:span text:style-name="T37">el método de</text:span><text:span text:style-name="T57"> </text:span><text:span text:style-name="T37">Bisección</text:span><text:span text:style-name="T36"> </text:span><text:span text:style-name="T37">y el</text:span><text:span text:style-name="T27"> </text:span><text:span text:style-name="T37">método de Steffensen. EMPLEE</text:span><text:span text:style-name="T60"> </text:span><text:span text:style-name="T37">QUINCE DECIMALES.</text:span></text:p>
      <text:p text:style-name="P9"/>
      <text:p text:style-name="P11"><text:span text:style-name="T37"><draw:frame draw:style-name="fr1" draw:name="Objeto4" text:anchor-type="as-char" svg:y="-0.5516in" svg:width="3.5839in" svg:height="1.0402in" draw:z-index="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oft-page-break/><text:span text:style-name="T37"><text:tab/></text:span><text:span text:style-name="T37"><draw:frame draw:style-name="fr1" draw:name="Objeto5" text:anchor-type="as-char" svg:y="-1.6445in" svg:width="4.022in" svg:height="3.2264in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/>
      <text:p text:style-name="P9"/>
      <text:p text:style-name="P9"/>
      <text:p text:style-name="P10">4) Las ecuaciones que describen la posición de un proyectil lanzado desde el suelo, en metros, y tomando en cuenta la resistencia del aire y la masa del proyectil son:</text:p>
      <text:p text:style-name="P10"/>
      <text:p text:style-name="P6"><text:span text:style-name="T37"><draw:frame draw:style-name="fr1" draw:name="Objeto6" text:anchor-type="as-char" svg:y="-0.2209in" svg:width="2.0307in" svg:height="0.38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7"> <text:tab/></text:span><text:span text:style-name="T37"><draw:frame draw:style-name="fr1" draw:name="Objeto7" text:anchor-type="as-char" svg:y="-0.3665in" svg:width="2.552in" svg:height="0.6984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37"><text:tab/></text:span><text:span text:style-name="T37"><draw:frame draw:style-name="fr1" draw:name="Objeto8" text:anchor-type="as-char" svg:y="-0.2307in" svg:width="0.9335in" svg:height="0.4256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/>
      <text:p text:style-name="P7"><text:span text:style-name="T37">Siendo C = m/k, donde m = masa del proyectil y k = coeficiente de resistencia del aire. Si se dispara un proyectil con ángulo de elevación </text:span><text:span text:style-name="T41">θ = 57°48'54'', con V0 = 3925 m/s, m = 159.09 </text:span><text:span text:style-name="T42">Kg y k = 9.5. Determine el tiempo que tarda el proyectil en llegar al punto mas alto y en llegar al suelo empleando el método de la </text:span><text:span text:style-name="T43">S</text:span><text:span text:style-name="T42">ecante; </text:span><text:span text:style-name="T43">con una precisión de 10</text:span><text:span text:style-name="T21">-12</text:span><text:span text:style-name="T43">, además obtenga el alcance horizontal y el valor de la altura máxima.</text:span></text:p>
      <text:p text:style-name="P10"/>
      <text:p text:style-name="P10"><draw:frame draw:style-name="fr1" draw:name="Objeto9" text:anchor-type="as-char" svg:y="-0.1484in" svg:width="0.0791in" svg:height="0.1839in" draw:z-index="7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SV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8:40:17.280000000</meta:creation-date>
    <dc:date>2016-01-29T22:02:36.196268248</dc:date>
    <meta:editing-duration>PT1H38M39S</meta:editing-duration>
    <meta:editing-cycles>12</meta:editing-cycles>
    <meta:generator>LibreOffice/5.0.4.2$Linux_X86_64 LibreOffice_project/00m0$Build-2</meta:generator>
    <meta:document-statistic meta:table-count="0" meta:image-count="0" meta:object-count="9" meta:page-count="2" meta:paragraph-count="11" meta:word-count="244" meta:character-count="1366" meta:non-whitespace-character-count="1122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sub>
          <mi>log</mi>
          <mn>9</mn>
        </msub>
      </mrow>
      <mrow>
        <mrow>
          <mo fence="true" stretchy="false">(</mo>
          <mrow>
            <mrow>
              <mn>17</mn>
              <mi>–</mi>
              <mn>3</mn>
              <mi>x</mi>
            </mrow>
          </mrow>
          <mo fence="true" stretchy="false">)</mo>
        </mrow>
        <mo stretchy="false">+</mo>
        <msup>
          <mi>x</mi>
          <mn>2</mn>
        </msup>
      </mrow>
    </mrow>
    <annotation encoding="StarMath 5.0">h(x) = Log_9 (17 – 3x) + x^2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n>4,5</mn>
        </mrow>
        <mo fence="true" stretchy="false">]</mo>
      </mrow>
    </mrow>
    <annotation encoding="StarMath 5.0">x in [4,5]</annotation>
  </semantics>
</math>
</file>

<file path=Object 3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log</mi>
                <mn>9</mn>
              </msub>
            </mrow>
            <mrow>
              <mrow>
                <mo fence="true" stretchy="false">(</mo>
                <mrow>
                  <mrow>
                    <mn>17</mn>
                    <mi>–</mi>
                    <mn>3</mn>
                    <mi>x</mi>
                  </mrow>
                </mrow>
                <mo fence="true" stretchy="false">)</mo>
              </mrow>
              <mo stretchy="false">+</mo>
              <msup>
                <mi>x</mi>
                <mn>2</mn>
              </msup>
            </mrow>
          </mrow>
        </mtd>
      </mtr>
      <mtr>
        <mtd>
          <mrow>
            <mrow>
              <mn>20.820156997794982</mn>
              <mo stretchy="false">=</mo>
              <msub>
                <mi>log</mi>
                <mn>9</mn>
              </msub>
            </mrow>
            <mrow>
              <mrow>
                <mo fence="true" stretchy="false">(</mo>
                <mrow>
                  <mrow>
                    <mn>17</mn>
                    <mi>–</mi>
                    <mn>3</mn>
                    <mi>x</mi>
                  </mrow>
                </mrow>
                <mo fence="true" stretchy="false">)</mo>
              </mrow>
              <mo stretchy="false">+</mo>
              <msup>
                <mi>x</mi>
                <mn>2</mn>
              </msup>
            </mrow>
          </mrow>
        </mtd>
      </mtr>
      <mtr>
        <mtd>
          <mrow>
            <mn>20.820156997794982</mn>
            <mo stretchy="false">=</mo>
            <mrow>
              <mrow>
                <mo fence="true" stretchy="false">(</mo>
                <mrow>
                  <mfrac>
                    <mrow>
                      <mi>log</mi>
                      <mrow>
                        <mo fence="true" stretchy="false">(</mo>
                        <mrow>
                          <mrow>
                            <mn>17</mn>
                            <mi>–</mi>
                            <mn>3</mn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>log</mi>
                      <mn>9</mn>
                    </mrow>
                  </mfrac>
                </mrow>
                <mo fence="true" stretchy="false">)</mo>
              </mrow>
              <mo stretchy="false">+</mo>
              <msup>
                <mi>x</mi>
                <mn>2</mn>
              </msup>
            </mrow>
          </mrow>
        </mtd>
      </mtr>
      <mtr>
        <mtd>
          <mrow>
            <mn>0</mn>
            <mo stretchy="false">=</mo>
            <mrow>
              <mrow>
                <mo fence="true" stretchy="false">(</mo>
                <mrow>
                  <mfrac>
                    <mrow>
                      <mi>log</mi>
                      <mrow>
                        <mo fence="true" stretchy="false">(</mo>
                        <mrow>
                          <mrow>
                            <mn>17</mn>
                            <mi>–</mi>
                            <mn>3</mn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>log</mi>
                      <mn>9</mn>
                    </mrow>
                  </mfrac>
                </mrow>
                <mo fence="true" stretchy="false">)</mo>
              </mrow>
              <mo stretchy="false">+</mo>
              <msup>
                <mi>x</mi>
                <mn>2</mn>
              </msup>
              <mo stretchy="false">−</mo>
              <mn>20.820156997794982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frac>
                      <mrow>
                        <mi>log</mi>
                        <mrow>
                          <mo fence="true" stretchy="false">(</mo>
                          <mrow>
                            <mrow>
                              <mn>17</mn>
                              <mi>–</mi>
                              <mn>3</mn>
                              <mi>x</mi>
                            </mrow>
                          </mrow>
                          <mo fence="true" stretchy="false">)</mo>
                        </mrow>
                      </mrow>
                      <mrow>
                        <mi>log</mi>
                        <mn>9</mn>
                      </mrow>
                    </mfrac>
                  </mrow>
                  <mo fence="true" stretchy="false">)</mo>
                </mrow>
                <mo stretchy="false">+</mo>
                <msup>
                  <mi>x</mi>
                  <mn>2</mn>
                </msup>
                <mo stretchy="false">−</mo>
                <mn>20.820156997794982</mn>
              </mrow>
            </mrow>
          </mrow>
        </mtd>
      </mtr>
    </mtable>
    <annotation encoding="StarMath 5.0">h(x) = Log_9 (17 – 3x) + x^2
newline
20.820156997794982 = Log_9 (17 – 3x) + x^2
newline
20.820156997794982 = ({Log (17 – 3x) }over {log 9}) + x^2
newline
0 = ({Log (17 – 3x) }over {log 9}) + x^2 - 20.820156997794982
newline
f(x) = ({Log (17 – 3x) }over {log 9}) + x^2 - 20.820156997794982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i>y</mi>
            </mrow>
            <mo stretchy="false">=</mo>
            <mn>13.6</mn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y</mi>
                    <mo stretchy="false">+</mo>
                    <mroot>
                      <mi>y</mi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  <mtr>
        <mtd>
          <mrow/>
        </mtd>
      </mtr>
      <mtr>
        <mtd>
          <mrow>
            <mi>y</mi>
            <mo stretchy="false">=</mo>
            <mrow>
              <mn>13.6</mn>
              <mo stretchy="false">−</mo>
              <mi>x</mi>
            </mrow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</mtable>
    <annotation encoding="StarMath 5.0">x + y = 13.6
newline
(x + nroot 3 x)(y + nroot 3 y) = 72.910915731844
newline
newline
y = 13.6 - x
newline
(x + nroot 3 x)((13.6 - x) + nroot 3 {(13.6 - x)})  = 72.910915731844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Para</mi>
            <mi mathvariant="italic">Bisección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root>
                        <mrow>
                          <mo fence="true" stretchy="false">(</mo>
                          <mrow>
                            <mrow>
                              <mn>13.6</mn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n>3</mn>
                      </mroot>
                    </mrow>
                  </mrow>
                  <mo fence="true" stretchy="false">)</mo>
                </mrow>
                <mo stretchy="false">−</mo>
                <mn>72.910915731844</mn>
              </mrow>
              <mo stretchy="false">=</mo>
              <mn>0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x</mi>
                    <mo stretchy="false">+</mo>
                    <mroot>
                      <mi>x</mi>
                      <mn>3</mn>
                    </mroot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−</mo>
              <mn>72.910915731844</mn>
            </mrow>
          </mrow>
        </mtd>
      </mtr>
      <mtr>
        <mtd>
          <mrow/>
        </mtd>
      </mtr>
      <mtr>
        <mtd>
          <mrow>
            <mi mathvariant="italic">Para</mi>
            <mi mathvariant="italic">Steffensen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o stretchy="false">=</mo>
            <mfrac>
              <mn>72.910915731844</mn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</mfrac>
          </mrow>
        </mtd>
      </mtr>
      <mtr>
        <mtd>
          <mrow>
            <mi>x</mi>
            <mo stretchy="false">=</mo>
            <mrow>
              <mfrac>
                <mn>72.910915731844</mn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root>
                        <mrow>
                          <mo fence="true" stretchy="false">(</mo>
                          <mrow>
                            <mrow>
                              <mn>13.6</mn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n>3</mn>
                      </mroot>
                    </mrow>
                  </mrow>
                  <mo fence="true" stretchy="false">)</mo>
                </mrow>
              </mfrac>
              <mo stretchy="false">−</mo>
              <mroot>
                <mi>x</mi>
                <mn>3</mn>
              </mroot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n>72.910915731844</mn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3.6</mn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root>
                          <mrow>
                            <mo fence="true" stretchy="false">(</mo>
                            <mrow>
                              <mrow>
                                <mn>13.6</mn>
                                <mo stretchy="false">−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root>
                      </mrow>
                    </mrow>
                    <mo fence="true" stretchy="false">)</mo>
                  </mrow>
                </mfrac>
                <mo stretchy="false">−</mo>
                <mroot>
                  <mi>x</mi>
                  <mn>3</mn>
                </mroot>
              </mrow>
            </mrow>
          </mrow>
        </mtd>
      </mtr>
    </mtable>
    <annotation encoding="StarMath 5.0">Para Bisección
newline
newline
(x + nroot 3 x)((13.6 - x) + nroot 3 {(13.6 - x)})  = 72.910915731844
newline
(x + nroot 3 x)((13.6 - x) + nroot 3 {(13.6 - x)}) - 72.910915731844 = 0
newline
f(x) = (x + nroot 3 x)((13.6 - x) + nroot 3 {(13.6 - x)}) - 72.910915731844
newline
newline
Para Steffensen
newline
newline
(x + nroot 3 x)((13.6 - x) + nroot 3 {(13.6 - x)})  = 72.910915731844
newline
(x + nroot 3 x)  = 72.910915731844 over { ((13.6 - x) + nroot 3 {(13.6 - x)}) }
newline
x  = 72.910915731844 over { ((13.6 - x) + nroot 3 {(13.6 - x)}) } - nroot 3 x
newline
g(x) = 72.910915731844 over { ((13.6 - x) + nroot 3 {(13.6 - x)}) } - nroot 3 x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i mathvariant="italic">Alcance</mi>
            <mi mathvariant="italic">horizontal</mi>
          </mrow>
        </mtd>
      </mtr>
      <mtr>
        <mtd>
          <mrow>
            <mrow>
              <mi>Y</mi>
              <mo stretchy="false">=</mo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i mathvariant="italic">Altura</mi>
            <mi mathvariant="italic">máxima</mi>
          </mrow>
        </mtd>
      </mtr>
    </mtable>
    <annotation encoding="StarMath 5.0">X = r( t ) -&gt; Alcance horizontal
newline
Y = f( t ) -&gt; Altura máxima</annotation>
  </semantics>
</math>
</file>

<file path=Object 7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 mathvariant="italic">CV</mi>
                <mi>x</mi>
              </msub>
            </mrow>
            <mrow>
              <mo fence="true" stretchy="false">(</mo>
              <mrow>
                <mrow>
                  <mn>1</mn>
                  <mo stretchy="false">−</mo>
                  <msup>
                    <mi>e</mi>
                    <mrow>
                      <mo stretchy="false">−</mo>
                      <mfrac>
                        <mi>t</mi>
                        <mi>C</mi>
                      </mfrac>
                    </mrow>
                  </msup>
                </mrow>
              </mrow>
              <mo fence="true" stretchy="false">)</mo>
            </mrow>
          </mrow>
        </mtd>
      </mtr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sub>
                        <mi mathvariant="italic">CV</mi>
                        <mi>y</mi>
                      </msub>
                      <mo stretchy="false">+</mo>
                      <mn>9.8</mn>
                    </mrow>
                    <msup>
                      <mi>C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e</mi>
                      <mrow>
                        <mo stretchy="false">−</mo>
                        <mfrac>
                          <mi>t</mi>
                          <mi>C</mi>
                        </mfrac>
                      </mrow>
                    </msup>
                  </mrow>
                </mrow>
                <mo fence="true" stretchy="false">)</mo>
              </mrow>
              <mo stretchy="false">−</mo>
              <mn>9.8</mn>
            </mrow>
            <mi mathvariant="italic">Ct</mi>
          </mrow>
        </mtd>
      </mtr>
    </mtable>
    <annotation encoding="StarMath 5.0">r( t ) = CV_x ( 1 - e^-{t over C} )
newline
f( t ) = ( CV_y + 9.8C^2) ( 1 - e^-{t over C} ) - 9.8Ct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V</mi>
                <mn>0</mn>
              </msub>
            </mrow>
            <mi>cos</mi>
            <mi mathvariant="normal">θ</mi>
          </mrow>
        </mtd>
      </mtr>
      <mtr>
        <mtd>
          <mrow>
            <mrow>
              <msub>
                <mi>V</mi>
                <mi>y</mi>
              </msub>
              <mo stretchy="false">=</mo>
              <msub>
                <mi>V</mi>
                <mn>0</mn>
              </msub>
            </mrow>
            <mi mathvariant="italic">sen</mi>
            <mi mathvariant="normal">θ</mi>
          </mrow>
        </mtd>
      </mtr>
    </mtable>
    <annotation encoding="StarMath 5.0">V_x = V_0 cos %theta
newline
V_y = V_0 sen %theta</annotation>
  </semantics>
</math>
</file>

<file path=Object 9/content.xml><?xml version="1.0" encoding="utf-8"?>
<math xmlns="http://www.w3.org/1998/Math/MathML" display="block"/>
</file>